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65cm" svg:height="0.711cm" svg:x="11.922cm" svg:y="1.381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94cm" svg:height="0.711cm" svg:x="8.239cm" svg:y="3.54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944cm" svg:height="0.711cm" svg:x="11.747cm" svg:y="3.54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2cm" svg:height="0.711cm" svg:x="15.402cm" svg:y="3.54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565cm" svg:height="0.711cm" svg:x="8.339cm" svg:y="5.801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565cm" svg:height="0.711cm" svg:x="15.502cm" svg:y="5.801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565cm" svg:height="0.711cm" svg:x="11.922cm" svg:y="5.801cm"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204cm" svg:y1="2.092cm" svg:x2="9.636cm" svg:y2="3.54cm" draw:start-shape="id1" draw:start-glue-point="2" draw:end-shape="id2" draw:end-glue-point="0" svg:d="m13204 2092-3568 1448">
          <text:p/>
        </draw:connector>
        <draw:connector draw:style-name="gr2" draw:text-style-name="P1" draw:layer="layout" draw:type="line" svg:x1="13.204cm" svg:y1="2.092cm" svg:x2="13.219cm" svg:y2="3.54cm" draw:start-shape="id1" draw:start-glue-point="2" draw:end-shape="id3" svg:d="m13204 2092 15 1448">
          <text:p/>
        </draw:connector>
        <draw:connector draw:style-name="gr2" draw:text-style-name="P1" draw:layer="layout" draw:type="line" svg:x1="13.204cm" svg:y1="2.092cm" svg:x2="16.862cm" svg:y2="3.54cm" draw:start-shape="id1" draw:start-glue-point="2" draw:end-shape="id4" draw:end-glue-point="0" svg:d="m13204 2092 3658 1448">
          <text:p/>
        </draw:connector>
        <draw:connector draw:style-name="gr2" draw:text-style-name="P1" draw:layer="layout" draw:type="line" svg:x1="13.219cm" svg:y1="4.251cm" svg:x2="9.621cm" svg:y2="5.801cm" draw:start-shape="id3" draw:start-glue-point="2" draw:end-shape="id5" draw:end-glue-point="0" svg:d="m13219 4251-3598 1550">
          <text:p/>
        </draw:connector>
        <draw:connector draw:style-name="gr2" draw:text-style-name="P1" draw:layer="layout" draw:type="line" svg:x1="13.219cm" svg:y1="4.251cm" svg:x2="13.204cm" svg:y2="5.801cm" draw:start-shape="id3" draw:start-glue-point="2" draw:end-shape="id6" draw:end-glue-point="0" svg:d="m13219 4251-15 1550">
          <text:p/>
        </draw:connector>
        <draw:connector draw:style-name="gr2" draw:text-style-name="P1" draw:layer="layout" draw:type="line" svg:x1="13.219cm" svg:y1="4.251cm" svg:x2="16.784cm" svg:y2="5.801cm" draw:start-shape="id3" draw:start-glue-point="2" draw:end-shape="id7" draw:end-glue-point="0" svg:d="m13219 4251 3565 1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7T14:30:58</meta:creation-date>
    <dc:date>2012-11-08T09:12:43</dc:date>
    <dc:creator>mholmes </dc:creator>
    <meta:editing-duration>PT3M42S</meta:editing-duration>
    <meta:editing-cycles>4</meta:editing-cycles>
    <meta:generator>LibreOffice/3.5$Linux_X86_64 LibreOffice_project/350m1$Build-2</meta:generator>
    <meta:document-statistic meta:object-count="13"/>
  </office:meta>
</office:document-meta>
</file>